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y_5f_component">
      <style:graphic-properties draw:shadow="visible"/>
    </style:style>
    <style:style style:name="gr2" style:family="graphic" style:parent-style-name="my_5f_component">
      <style:graphic-properties draw:fill-color="#ffffff" draw:shadow="visible"/>
    </style:style>
    <style:style style:name="gr3" style:family="graphic" style:parent-style-name="my_5f_component">
      <style:graphic-properties draw:fill-color="#ffffff" fo:min-height="0.257cm" fo:min-width="1.431cm" draw:shadow="visible"/>
    </style:style>
    <style:style style:name="gr4" style:family="graphic" style:parent-style-name="my_5f_component">
      <style:graphic-properties draw:fill-color="#ffffff" fo:min-height="0.257cm" fo:min-width="1.43cm" draw:shadow="visib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my_5f_component">
      <style:graphic-properties draw:stroke="none" draw:fill="none" fo:min-height="0.48cm"/>
    </style:style>
    <style:style style:name="gr7" style:family="graphic" style:parent-style-name="my_5f_component">
      <style:graphic-properties draw:fill-color="#ffffff" fo:min-height="0.257cm" fo:min-width="2.701cm" draw:shadow="visible"/>
    </style:style>
    <style:style style:name="P1" style:family="paragraph">
      <loext:graphic-properties draw:fill-color="#ffffff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3.201cm" svg:height="0.507cm" svg:x="2.252cm" svg:y="0.253cm">
          <text:p>rando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01cm" svg:height="0.507cm" svg:x="2.252cm" svg:y="1.269cm">
          <text:p>bits-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31cm" svg:height="0.507cm" svg:x="0.322cm" svg:y="2.59cm">
          <text:p>f-1-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3cm" svg:height="0.507cm" svg:x="3.015cm" svg:y="2.59cm">
          <text:p>f-1-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01cm" svg:height="0.102cm" svg:x="5.758cm" svg:y="2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01cm" svg:height="0.102cm" svg:x="5.958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01cm" svg:height="0.102cm" svg:x="6.158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y_5f_line" draw:layer="layout" svg:x1="3.014cm" svg:y1="1.776cm" svg:x2="1.287cm" svg:y2="2.59cm">
          <text:p/>
        </draw:line>
        <draw:line draw:style-name="my_5f_line" draw:layer="layout" svg:x1="3.929cm" svg:y1="1.776cm" svg:x2="3.929cm" svg:y2="2.59cm">
          <text:p/>
        </draw:line>
        <draw:line draw:style-name="my_5f_line" draw:layer="layout" svg:x1="4.843cm" svg:y1="1.776cm" svg:x2="6.57cm" svg:y2="2.59cm">
          <text:p/>
        </draw:line>
        <draw:frame draw:style-name="gr6" draw:text-style-name="P3" draw:layer="layout" svg:width="1.539cm" svg:height="0.73cm" svg:x="6.469cm" svg:y="1.878cm">
          <draw:text-box>
            <text:p>cp</text:p>
          </draw:text-box>
        </draw:frame>
        <draw:custom-shape draw:style-name="gr7" draw:text-style-name="P1" draw:layer="layout" svg:width="3.201cm" svg:height="0.507cm" svg:x="2.252cm" svg:y="3.911cm">
          <text:p>bits-1</text:p>
          <draw:enhanced-geometry svg:viewBox="0 0 21600 21600" draw:type="rectangle" draw:enhanced-path="M 0 0 L 21600 0 21600 21600 0 21600 0 0 Z N"/>
        </draw:custom-shape>
        <draw:line draw:style-name="my_5f_line" draw:layer="layout" svg:x1="1.288cm" svg:y1="3.096cm" svg:x2="3.015cm" svg:y2="3.91cm">
          <text:p/>
        </draw:line>
        <draw:line draw:style-name="my_5f_line" draw:layer="layout" svg:x1="3.929cm" svg:y1="3.097cm" svg:x2="3.929cm" svg:y2="3.911cm">
          <text:p/>
        </draw:line>
        <draw:line draw:style-name="my_5f_line" draw:layer="layout" svg:x1="6.57cm" svg:y1="3.097cm" svg:x2="4.843cm" svg:y2="3.911cm">
          <text:p/>
        </draw:line>
        <draw:frame draw:style-name="gr6" draw:text-style-name="P3" draw:layer="layout" svg:width="1.539cm" svg:height="0.73cm" svg:x="6.469cm" svg:y="3.129cm">
          <draw:text-box>
            <text:p>cat</text:p>
          </draw:text-box>
        </draw:frame>
        <draw:custom-shape draw:style-name="gr3" draw:text-style-name="P1" draw:layer="layout" svg:width="1.931cm" svg:height="0.507cm" svg:x="0.307cm" svg:y="5.232cm">
          <text:p>f-2-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3cm" svg:height="0.507cm" svg:x="3cm" svg:y="5.232cm">
          <text:p>f-2-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01cm" svg:height="0.102cm" svg:x="5.743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01cm" svg:height="0.102cm" svg:x="5.943cm" svg:y="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01cm" svg:height="0.102cm" svg:x="6.143cm" svg:y="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y_5f_line" draw:layer="layout" svg:x1="2.999cm" svg:y1="4.418cm" svg:x2="1.272cm" svg:y2="5.232cm">
          <text:p/>
        </draw:line>
        <draw:line draw:style-name="my_5f_line" draw:layer="layout" svg:x1="3.914cm" svg:y1="4.418cm" svg:x2="3.914cm" svg:y2="5.232cm">
          <text:p/>
        </draw:line>
        <draw:line draw:style-name="my_5f_line" draw:layer="layout" svg:x1="4.828cm" svg:y1="4.418cm" svg:x2="6.555cm" svg:y2="5.232cm">
          <text:p/>
        </draw:line>
        <draw:frame draw:style-name="gr6" draw:text-style-name="P3" draw:layer="layout" svg:width="1.539cm" svg:height="0.73cm" svg:x="6.454cm" svg:y="4.52cm">
          <draw:text-box>
            <text:p>cp</text:p>
          </draw:text-box>
        </draw:frame>
        <draw:custom-shape draw:style-name="gr7" draw:text-style-name="P1" draw:layer="layout" svg:width="3.201cm" svg:height="0.507cm" svg:x="2.237cm" svg:y="6.553cm">
          <text:p>bits-2</text:p>
          <draw:enhanced-geometry svg:viewBox="0 0 21600 21600" draw:type="rectangle" draw:enhanced-path="M 0 0 L 21600 0 21600 21600 0 21600 0 0 Z N"/>
        </draw:custom-shape>
        <draw:line draw:style-name="my_5f_line" draw:layer="layout" svg:x1="1.273cm" svg:y1="5.738cm" svg:x2="3cm" svg:y2="6.552cm">
          <text:p/>
        </draw:line>
        <draw:line draw:style-name="my_5f_line" draw:layer="layout" svg:x1="3.914cm" svg:y1="5.739cm" svg:x2="3.914cm" svg:y2="6.553cm">
          <text:p/>
        </draw:line>
        <draw:line draw:style-name="my_5f_line" draw:layer="layout" svg:x1="6.555cm" svg:y1="5.739cm" svg:x2="4.828cm" svg:y2="6.553cm">
          <text:p/>
        </draw:line>
        <draw:frame draw:style-name="gr6" draw:text-style-name="P3" draw:layer="layout" svg:width="1.539cm" svg:height="0.73cm" svg:x="6.454cm" svg:y="5.771cm">
          <draw:text-box>
            <text:p>cat</text:p>
          </draw:text-box>
        </draw:frame>
        <draw:line draw:style-name="my_5f_line" draw:layer="layout" svg:x1="3.929cm" svg:y1="0.81cm" svg:x2="3.929cm" svg:y2="1.2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_5f_component" style:display-name="my_component" style:family="graphic" style:parent-style-name="standard">
      <style:graphic-properties draw:stroke-dash="Dashed_20__28_var_29__20_4" svg:stroke-color="#000000" draw:fill-color="#e8f7ff" draw:fill-gradient-name="Gradient_20_8" draw:fill-hatch-name="Hatching_20_1" draw:fill-image-name="Bitmape_20_1" draw:fill-image-width="0cm" draw:fill-image-height="0cm" draw:textarea-horizontal-align="justify" draw:textarea-vertical-align="middle" draw:auto-grow-height="false" draw:shadow="hidden" draw:shadow-offset-x="0.051cm" draw:shadow-offset-y="0.051cm" draw:shadow-opacity="50%"/>
      <style:paragraph-properties fo:text-align="center"/>
      <style:text-properties fo:font-size="12pt" style:font-size-asian="12pt" style:font-size-complex="12pt"/>
    </style:style>
    <style:style style:name="my_5f_line" style:display-name="my_line" style:family="graphic" style:parent-style-name="objectwithoutfill">
      <style:graphic-properties draw:stroke-dash="Dashed_20__28_var_29__20_4" svg:stroke-width="0.025cm" draw:marker-start-width="0.229cm" draw:marker-end="Arrow" draw:marker-end-width="0.127cm" draw:fill="none" draw:fill-gradient-name="Gradient_20_8" draw:fill-hatch-name="Hatching_20_1" draw:fill-image-name="Bitmape_20_1" draw:textarea-vertical-align="middle" draw:shadow-offset-x="0.203cm" draw:shadow-offset-y="0.203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8.128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zniak </meta:initial-creator>
    <meta:creation-date>2016-04-01T15:41:13.795160977</meta:creation-date>
    <dc:date>2016-04-01T16:00:58.177873808</dc:date>
    <dc:creator>wozniak </dc:creator>
    <meta:editing-duration>PT7M15S</meta:editing-duration>
    <meta:editing-cycles>5</meta:editing-cycles>
    <meta:generator>LibreOffice/5.1.2.2$Linux_X86_64 LibreOffice_project/10m0$Build-2</meta:generator>
    <meta:document-statistic meta:object-count="31"/>
  </office:meta>
</office:document-meta>
</file>